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8038d"/>
    </style:style>
    <style:style style:name="P3" style:family="paragraph" style:parent-style-name="Preformatted_20_Text">
      <style:text-properties officeooo:paragraph-rsid="00110759"/>
    </style:style>
    <style:style style:name="P4" style:family="paragraph" style:parent-style-name="Preformatted_20_Text">
      <style:text-properties officeooo:paragraph-rsid="00120070"/>
    </style:style>
    <style:style style:name="P5" style:family="paragraph" style:parent-style-name="Preformatted_20_Text">
      <style:text-properties officeooo:paragraph-rsid="00131163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46453"/>
    </style:style>
    <style:style style:name="P7" style:family="paragraph" style:parent-style-name="Preformatted_20_Text">
      <style:text-properties officeooo:paragraph-rsid="00146453"/>
    </style:style>
    <style:style style:name="P8" style:family="paragraph" style:parent-style-name="Preformatted_20_Text">
      <style:text-properties officeooo:paragraph-rsid="0014c006"/>
    </style:style>
    <style:style style:name="P9" style:family="paragraph" style:parent-style-name="Preformatted_20_Text">
      <style:text-properties officeooo:paragraph-rsid="00178246"/>
    </style:style>
    <style:style style:name="P10" style:family="paragraph" style:parent-style-name="Standard">
      <style:text-properties officeooo:paragraph-rsid="0008038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d76ee" officeooo:paragraph-rsid="000d76e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d76ee" officeooo:paragraph-rsid="000d76ee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0cf8cb"/>
    </style:style>
    <style:style style:name="P17" style:family="paragraph" style:parent-style-name="Standard">
      <style:text-properties officeooo:paragraph-rsid="00120070"/>
    </style:style>
    <style:style style:name="T1" style:family="text">
      <style:text-properties style:text-position="super 58%" style:font-name="DejaVu Sans" fo:font-weight="bold" style:font-weight-asian="bold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officeooo:rsid="000e0e1c" style:font-weight-asian="bold" style:font-weight-complex="bold"/>
    </style:style>
    <style:style style:name="T6" style:family="text">
      <style:text-properties style:font-name="DejaVu Sans" fo:font-weight="normal" officeooo:rsid="000a720a" style:font-weight-asian="normal" style:font-weight-complex="normal"/>
    </style:style>
    <style:style style:name="T7" style:family="text">
      <style:text-properties style:font-name="DejaVu Sans" officeooo:rsid="000cf8cb"/>
    </style:style>
    <style:style style:name="T8" style:family="text">
      <style:text-properties style:font-name="DejaVu Sans" style:text-underline-style="none" fo:font-weight="bold" style:font-weight-asian="bold" style:font-weight-complex="bold"/>
    </style:style>
    <style:style style:name="T9" style:family="text">
      <style:text-properties style:font-name="DejaVu Sans" officeooo:rsid="000e0e1c"/>
    </style:style>
    <style:style style:name="T10" style:family="text">
      <style:text-properties style:font-name="DejaVu Sans" fo:font-size="12pt" style:font-size-asian="12pt" style:font-size-complex="12pt"/>
    </style:style>
    <style:style style:name="T11" style:family="text">
      <style:text-properties style:font-name="DejaVu Sans" fo:font-size="12pt" officeooo:rsid="0014c006" style:font-size-asian="12pt" style:font-size-complex="12pt"/>
    </style:style>
    <style:style style:name="T12" style:family="text">
      <style:text-properties style:font-name="DejaVu Sans" fo:font-size="12pt" officeooo:rsid="00178246" style:font-size-asian="12pt" style:font-size-complex="12pt"/>
    </style:style>
    <style:style style:name="T13" style:family="text">
      <style:text-properties style:font-name="DejaVu Sans" fo:font-size="12pt" officeooo:rsid="0018564c" style:font-size-asian="12pt" style:font-size-complex="12pt"/>
    </style:style>
    <style:style style:name="T14" style:family="text">
      <style:text-properties style:font-name="DejaVu Sans" fo:font-size="12pt" officeooo:rsid="00186c50" style:font-size-asian="12pt" style:font-size-complex="12pt"/>
    </style:style>
    <style:style style:name="T15" style:family="text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" fo:font-size="12pt" style:text-underline-style="solid" style:text-underline-width="auto" style:text-underline-color="font-color" fo:font-weight="bold" officeooo:rsid="00100687" style:font-size-asian="12pt" style:font-weight-asian="bold" style:font-size-complex="12pt" style:font-weight-complex="bold"/>
    </style:style>
    <style:style style:name="T17" style:family="text">
      <style:text-properties style:font-name="DejaVu Sans" fo:font-size="12pt" style:text-underline-style="solid" style:text-underline-width="auto" style:text-underline-color="font-color" fo:font-weight="bold" officeooo:rsid="0014c006" style:font-size-asian="12pt" style:font-weight-asian="bold" style:font-size-complex="12pt" style:font-weight-complex="bold"/>
    </style:style>
    <style:style style:name="T18" style:family="text">
      <style:text-properties style:font-name="DejaVu Sans" fo:font-size="12pt" style:text-underline-style="solid" style:text-underline-width="auto" style:text-underline-color="font-color" officeooo:rsid="0014c006" style:font-size-asian="12pt" style:font-size-complex="12pt"/>
    </style:style>
    <style:style style:name="T19" style:family="text">
      <style:text-properties style:font-name="DejaVu Sans" officeooo:rsid="0013c8f0"/>
    </style:style>
    <style:style style:name="T20" style:family="text">
      <style:text-properties style:font-name="DejaVu Sans" officeooo:rsid="0014645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0d76e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31163" style:font-weight-asian="normal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size="12pt" style:text-underline-style="solid" style:text-underline-width="auto" style:text-underline-color="font-color" fo:font-weight="bold" officeooo:rsid="0014c006" style:font-size-asian="12pt" style:font-weight-asian="bold" style:font-size-complex="12pt" style:font-weight-complex="bold"/>
    </style:style>
    <style:style style:name="T29" style:family="text">
      <style:text-properties officeooo:rsid="00120070"/>
    </style:style>
    <style:style style:name="T30" style:family="text">
      <style:text-properties officeooo:rsid="00131163"/>
    </style:style>
    <style:style style:name="T31" style:family="text">
      <style:text-properties officeooo:rsid="00168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val <text:span text:style-name="T31">2 </text:span>«Developper la base de données»</text:p>
      <text:p text:style-name="P12"/>
      <text:p text:style-name="P13"><text:span text:style-name="T23">1/ </text:span>le script de création de la base</text:p>
      <text:p text:style-name="P13"/>
      <text:p text:style-name="P15">Se référer à mon travail sur looping joint sur github dans le repo «gescom»</text:p>
      <text:p text:style-name="P15"/>
      <text:p text:style-name="P14">2/ script de gestion des utilisateurs</text:p>
      <text:p text:style-name="P11"/>
      <text:p text:style-name="Standard"><text:span text:style-name="T8">Créez trois utilisateurs </text:span><text:span text:style-name="Emphasis"><text:span text:style-name="T8">util1</text:span></text:span><text:span text:style-name="T8">, </text:span><text:span text:style-name="Emphasis"><text:span text:style-name="T8">util2</text:span></text:span><text:span text:style-name="T8">, </text:span><text:span text:style-name="Emphasis"><text:span text:style-name="T8">util3</text:span></text:span><text:span text:style-name="T8"> pour la base </text:span><text:span text:style-name="Source_20_Text"><text:span text:style-name="T8">gescom</text:span></text:span></text:p>
      <text:p text:style-name="Standard"><text:span text:style-name="Source_20_Text"><text:span text:style-name="T2"/></text:span></text:p>
      <text:p text:style-name="P16"><text:span text:style-name="Source_20_Text"><text:span text:style-name="T3">CREATE USER</text:span></text:span><text:span text:style-name="Source_20_Text"><text:span text:style-name="T2"> '</text:span></text:span><text:span text:style-name="Source_20_Text"><text:span text:style-name="T9">util</text:span></text:span><text:span text:style-name="Source_20_Text"><text:span text:style-name="T7">1</text:span></text:span><text:span text:style-name="Source_20_Text"><text:span text:style-name="T2">@'adresse_ip' </text:span></text:span><text:span text:style-name="Source_20_Text"><text:span text:style-name="T7">(localhost)</text:span></text:span><text:span text:style-name="Source_20_Text"><text:span text:style-name="T2"> </text:span></text:span></text:p>
      <text:p text:style-name="P16"><text:span text:style-name="Source_20_Text"><text:span text:style-name="T3">IDENTIFIED BY</text:span></text:span><text:span text:style-name="Source_20_Text"><text:span text:style-name="T2"> 'mot_de_passe'; </text:span></text:span><text:span text:style-name="Source_20_Text"><text:span text:style-name="T19">(1234)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Le 1</text:span></text:span><text:span text:style-name="Source_20_Text"><text:span text:style-name="T1">er</text:span></text:span><text:span text:style-name="Source_20_Text"><text:span text:style-name="T3"> util : </text:span></text:span><text:span text:style-name="Source_20_Text"><text:span text:style-name="T6">Tous les privilèg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3">GRANT ALL PRIVILEGES ON</text:span></text:span><text:span text:style-name="Source_20_Text"><text:span text:style-name="T2"> nom_de_la_base.* </text:span></text:span><text:span text:style-name="Source_20_Text"><text:span text:style-name="T3">TO </text:span></text:span><text:span text:style-name="Source_20_Text"><text:span text:style-name="T2">'util</text:span></text:span><text:span text:style-name="Source_20_Text"><text:span text:style-name="T20">1</text:span></text:span><text:span text:style-name="Source_20_Text"><text:span text:style-name="T2">'@'adresse_ip'; </text:span></text:span><text:span text:style-name="Source_20_Text"><text:span text:style-name="T20">(localhost ou 127,0,0,1)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Le 2e et 3e : </text:span></text:span><text:span text:style-name="Source_20_Text"><text:span text:style-name="T6">Lecture de la table customers uniquement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GRANT</text:span></text:span><text:span text:style-name="Source_20_Text"><text:span text:style-name="T2"> select </text:span></text:span></text:p>
      <text:p text:style-name="Standard"><text:span text:style-name="Source_20_Text"><text:span text:style-name="T3">ON</text:span></text:span><text:span text:style-name="Source_20_Text"><text:span text:style-name="T2"> gescom.</text:span></text:span><text:span text:style-name="Source_20_Text"><text:span text:style-name="T20">C</text:span></text:span><text:span text:style-name="Source_20_Text"><text:span text:style-name="T2">ustomers </text:span></text:span></text:p>
      <text:p text:style-name="Standard"><text:span text:style-name="Source_20_Text"><text:span text:style-name="T3">TO</text:span></text:span><text:span text:style-name="Source_20_Text"><text:span text:style-name="T2"> </text:span></text:span><text:span text:style-name="Source_20_Text"><text:span text:style-name="T9">util</text:span></text:span><text:span text:style-name="Source_20_Text"><text:span text:style-name="T7">3</text:span></text:span><text:span text:style-name="Source_20_Text"><text:span text:style-name="T2"> </text:span></text:span></text:p>
      <text:p text:style-name="Standard"><text:span text:style-name="Source_20_Text"><text:span text:style-name="T3">IDENTIFIED BY</text:span></text:span><text:span text:style-name="Source_20_Text"><text:span text:style-name="T2"> 'mot_de_passe'; </text:span></text:span><text:span text:style-name="Source_20_Text"><text:span text:style-name="T19">(4321)</text:span></text:span></text:p>
      <text:p text:style-name="Standard"><text:span text:style-name="Source_20_Text"><text:span text:style-name="T2"/></text:span></text:p>
      <text:p text:style-name="P17"><text:span text:style-name="Source_20_Text"><text:span text:style-name="T5">3/ </text:span></text:span><text:span text:style-name="Source_20_Text"><text:span text:style-name="T4">script d'alimentation de la base</text:span></text:span></text:p>
      <text:p text:style-name="P17"><text:span text:style-name="Source_20_Text"><text:span text:style-name="T22"/></text:span></text:p>
      <text:p text:style-name="P4"><text:span text:style-name="Source_20_Text"><text:span text:style-name="T24">CREATE TABLE IF NOT EXISTS</text:span></text:span><text:span text:style-name="Source_20_Text"><text:span text:style-name="T25"> </text:span></text:span><text:span text:style-name="Source_20_Text"><text:span text:style-name="T26">Customers</text:span></text:span><text:span text:style-name="Source_20_Text"><text:span text:style-name="T25"> (</text:span></text:span></text:p>
      <text:p text:style-name="P5"><text:span text:style-name="Source_20_Text"><text:span text:style-name="T29">cus_id INT AUTO_INCREMENT PRIMARY KEY,</text:span></text:span></text:p>
      <text:p text:style-name="P5"><text:span text:style-name="Source_20_Text"><text:span text:style-name="T29">cus_lastname VARCHAR(255),</text:span></text:span></text:p>
      <text:p text:style-name="P5"><text:span text:style-name="Source_20_Text"><text:span text:style-name="T29">cus_firstname VARCHAR(255),</text:span></text:span></text:p>
      <text:p text:style-name="P5"><text:span text:style-name="Source_20_Text"><text:span text:style-name="T29">cus_adress VARCHAR(255),</text:span></text:span></text:p>
      <text:p text:style-name="P5"><text:span text:style-name="Source_20_Text"><text:span text:style-name="T29">cus_zipcode VARCHAR(</text:span></text:span><text:span text:style-name="Source_20_Text"><text:span text:style-name="T30">10</text:span></text:span><text:span text:style-name="Source_20_Text"><text:span text:style-name="T29">),</text:span></text:span></text:p>
      <text:p text:style-name="P5"><text:span text:style-name="Source_20_Text"><text:span text:style-name="T29">cus_city VARCHAR(255),</text:span></text:span></text:p>
      <text:p text:style-name="P5"><text:span text:style-name="Source_20_Text"><text:span text:style-name="T29">cus_mail VARCHAR(255),</text:span></text:span></text:p>
      <text:p text:style-name="P5"><text:span text:style-name="Source_20_Text"><text:span text:style-name="T29">cus_phone VARCHAR(</text:span></text:span><text:span text:style-name="Source_20_Text"><text:span text:style-name="T30">10</text:span></text:span><text:span text:style-name="Source_20_Text"><text:span text:style-name="T29">),</text:span></text:span></text:p>
      <text:p text:style-name="P6"><text:span text:style-name="Source_20_Text">);</text:span></text:p>
      <text:p text:style-name="P3"><text:span text:style-name="Source_20_Text"><text:span text:style-name="T21">INSERT INTO</text:span></text:span><text:span text:style-name="Source_20_Text"> </text:span><text:span text:style-name="Source_20_Text"><text:span text:style-name="T30">Customers</text:span></text:span><text:span text:style-name="Source_20_Text"><text:span text:style-name="T29">(cus_id, cus_lastname, cus_firstname, cus_adress, cus_zipcode, cus_city, cus_mail, cus_phone)</text:span></text:span></text:p>
      <text:p text:style-name="P3"><text:span text:style-name="Source_20_Text"><text:span text:style-name="T21">VALUES</text:span></text:span></text:p>
      <text:p text:style-name="P7"><text:span text:style-name="Source_20_Text">(1, 'Riviere', 'Romain', '2301 boulevard Alsace-Lorraine', '80000', 'Amiens', 'risus.morbi@laposte.net', '201583083'),</text:span></text:p>
      <text:p text:style-name="Preformatted_20_Text"><text:span text:style-name="Source_20_Text">(2, 'Bailly', 'Lilou', 'Ap #125-483 Fusce Street', '80300', 'Birmingham', 'sagittis.placerat@Aliquam.co.uk', '700966695'),</text:span></text:p>
      <text:p text:style-name="P1"><text:span text:style-name="Source_20_Text">(3, 'Muller', 'Alexandre', 'P.O. Box 149, 6931 Nulla. Rd.', '80100', 'Abbeville', 'mauris.Morbi@Lorem.co.uk', '167413271'); </text:span></text:p>
      <text:p text:style-name="P2"><text:span text:style-name="Source_20_Text"><text:span text:style-name="T16">4/ </text:span></text:span><text:span text:style-name="Source_20_Text"><text:span text:style-name="T15">le script permettant de sauvegarder la base</text:span></text:span></text:p>
      <text:p text:style-name="P8"><text:span text:style-name="Source_20_Text"><text:span text:style-name="T28"/></text:span></text:p>
      <text:p text:style-name="P8"><text:span text:style-name="Source_20_Text"><text:span text:style-name="T17">Sauvegarde :</text:span></text:span></text:p>
      <text:p text:style-name="P2"><text:span text:style-name="Source_20_Text"><text:span text:style-name="T10">mysqldump -u chris -p gescom &gt; dump.sql</text:span></text:span></text:p>
      <text:p text:style-name="P8"><text:span text:style-name="Source_20_Text"><text:span text:style-name="T17">Restauration :</text:span></text:span></text:p>
      <text:p text:style-name="P9"><text:span text:style-name="Source_20_Text"><text:span text:style-name="T10">cat backup_gescom.sql | mysql -</text:span></text:span><text:span text:style-name="Source_20_Text"><text:span text:style-name="T12">u chris</text:span></text:span><text:span text:style-name="Source_20_Text"><text:span text:style-name="T10"> -</text:span></text:span><text:span text:style-name="Source_20_Text"><text:span text:style-name="T12">p</text:span></text:span><text:span text:style-name="Source_20_Text"><text:span text:style-name="T10"> </text:span></text:span><text:span text:style-name="Source_20_Text"><text:span text:style-name="T13">new_</text:span></text:span><text:span text:style-name="Source_20_Text"><text:span text:style-name="T10">gescom</text:span></text:span></text:p>
      <text:p text:style-name="P2"><text:span text:style-name="Source_20_Text"/></text:p>
      <text:p text:style-name="P10"><text:soft-page-break/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9:52.163293526</meta:creation-date>
    <dc:date>2023-11-07T13:42:38.740274466</dc:date>
    <meta:editing-duration>PT3H21M2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96" meta:character-count="1511" meta:non-whitespace-character-count="1345"/>
  </office:meta>
</office:document-meta>
</file>